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Solo sé que no sé nada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olfo Sanchez</meta:initial-creator>
    <meta:creation-date>2025-10-15T11:22:36.08</meta:creation-date>
    <dc:date>2025-10-15T11:25:50.65</dc:date>
    <dc:creator>Adolfo Sanchez</dc:creator>
    <meta:editing-duration>PT1M15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" meta:word-count="6" meta:character-count="37"/>
  </office:meta>
</office:document-meta>
</file>